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118in"/>
    </style:style>
    <style:style style:name="co2" style:family="table-column">
      <style:table-column-properties fo:break-before="auto" style:column-width="5.3547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1.311in"/>
    </style:style>
    <style:style style:name="co7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5.1189in"/>
    </style:style>
    <style:style style:name="co9" style:family="table-column">
      <style:table-column-properties fo:break-before="auto" style:column-width="3.606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ufferx2_suma_amplificador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Exclude from BOM</text:p>
          </table:table-cell>
          <table:table-cell office:value-type="string" calcext:value-type="string">
            <text:p>Exclude from Board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string" calcext:value-type="string">
            <text:p>buzzer con 4 segmentos</text:p>
          </table:table-cell>
          <table:table-cell office:value-type="string" calcext:value-type="string">
            <text:p>BZ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_r1</text:p>
          </table:table-cell>
          <table:table-cell table:number-columns-repeated="3"/>
          <table:table-cell office:value-type="string" calcext:value-type="string">
            <text:p>Connector_Wire:SolderWire-0.15sqmm_1x02_P4mm_D0.5mm_OD1.5mm_Relief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BZ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_r2</text:p>
          </table:table-cell>
          <table:table-cell table:number-columns-repeated="3"/>
          <table:table-cell office:value-type="string" calcext:value-type="string">
            <text:p>Connector_Wire:SolderWire-0.15sqmm_1x02_P4mm_D0.5mm_OD1.5mm_Relief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BZ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_r3</text:p>
          </table:table-cell>
          <table:table-cell table:number-columns-repeated="3"/>
          <table:table-cell office:value-type="string" calcext:value-type="string">
            <text:p>Connector_Wire:SolderWire-0.15sqmm_1x02_P4mm_D0.5mm_OD1.5mm_Relief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BZ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_r4</text:p>
          </table:table-cell>
          <table:table-cell table:number-columns-repeated="3"/>
          <table:table-cell office:value-type="string" calcext:value-type="string">
            <text:p>Connector_Wire:SolderWire-0.15sqmm_1x02_P4mm_D0.5mm_OD1.5mm_Relief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Transimpedance preamplifier</text:p>
          </table:table-cell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F</text:p>
          </table:table-cell>
          <table:table-cell table:number-columns-repeated="3"/>
          <table:table-cell office:value-type="string" calcext:value-type="string">
            <text:p>Capacitor_THT:CP_Radial_D5.0mm_P2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table:number-columns-repeated="2"/>
          <table:table-cell office:value-type="string" calcext:value-type="string">
            <text:p>Excluido de la placa</text:p>
          </table:table-cell>
          <table:table-cell office:value-type="string" calcext:value-type="string">
            <text:p>Package_DIP:CERDIP-14_W7.62mm_SideBrazed_Socket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C4,C5,C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table:number-columns-repeated="2"/>
          <table:table-cell office:value-type="string" calcext:value-type="string">
            <text:p>Excluido de la placa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table:number-columns-repeated="2"/>
          <table:table-cell office:value-type="string" calcext:value-type="string">
            <text:p>Excluido de la placa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4 son de tamaño + grande</text:p>
          </table:table-cell>
          <table:table-cell office:value-type="string" calcext:value-type="string">
            <text:p>C7,C8,C9,C10,C11,C12,C13,C14,C15,C16,C17,C18,C19,C20,C29,C30,C39,C40,C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0nF</text:p>
          </table:table-cell>
          <table:table-cell table:number-columns-repeated="3"/>
          <table:table-cell office:value-type="string" calcext:value-type="string">
            <text:p>Capacitor_THT:C_Disc_D5.0mm_W2.5mm_P2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C21,C22,C23,C24,C25,C26,C27,C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.3uF</text:p>
          </table:table-cell>
          <table:table-cell table:number-columns-repeated="3"/>
          <table:table-cell office:value-type="string" calcext:value-type="string">
            <text:p>Capacitor_THT:CP_Radial_D5.0mm_P2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C31,C32,C33,C34,C35,C36,C37,C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nF</text:p>
          </table:table-cell>
          <table:table-cell table:number-columns-repeated="3"/>
          <table:table-cell office:value-type="string" calcext:value-type="string">
            <text:p>Capacitor_THT:C_Disc_D5.0mm_W2.5mm_P2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C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number-columns-repeated="3"/>
          <table:table-cell office:value-type="string" calcext:value-type="string">
            <text:p>Capacitor_THT:CP_Radial_D5.0mm_P2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LEDs indicadores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jo</text:p>
          </table:table-cell>
          <table:table-cell table:number-columns-repeated="3"/>
          <table:table-cell office:value-type="string" calcext:value-type="string">
            <text:p>LED_THT:LED_D5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rillo</text:p>
          </table:table-cell>
          <table:table-cell table:number-columns-repeated="3"/>
          <table:table-cell office:value-type="string" calcext:value-type="string">
            <text:p>LED_THT:LED_D5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de</text:p>
          </table:table-cell>
          <table:table-cell table:number-columns-repeated="3"/>
          <table:table-cell office:value-type="string" calcext:value-type="string">
            <text:p>LED_THT:LED_D5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nco</text:p>
          </table:table-cell>
          <table:table-cell table:number-columns-repeated="3"/>
          <table:table-cell office:value-type="string" calcext:value-type="string">
            <text:p>LED_THT:LED_D5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l</text:p>
          </table:table-cell>
          <table:table-cell table:number-columns-repeated="3"/>
          <table:table-cell office:value-type="string" calcext:value-type="string">
            <text:p>LED_THT:LED_D5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egletas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1115</text:p>
          </table:table-cell>
          <table:table-cell table:number-columns-repeated="3"/>
          <table:table-cell office:value-type="string" calcext:value-type="string">
            <text:p>Connector_PinSocket_2.54mm:PinSocket_1x10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725_VBIAS</text:p>
          </table:table-cell>
          <table:table-cell table:number-columns-repeated="3"/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03</text:p>
          </table:table-cell>
          <table:table-cell table:number-columns-repeated="3"/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xL_1-12</text:p>
          </table:table-cell>
          <table:table-cell table:number-columns-repeated="3"/>
          <table:table-cell office:value-type="string" calcext:value-type="string">
            <text:p>Connector_PinSocket_2.54mm:PinSocket_1x1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xR_13-24</text:p>
          </table:table-cell>
          <table:table-cell table:number-columns-repeated="3"/>
          <table:table-cell office:value-type="string" calcext:value-type="string">
            <text:p>Connector_PinSocket_2.54mm:PinSocket_1x1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L_1-19</text:p>
          </table:table-cell>
          <table:table-cell table:number-columns-repeated="3"/>
          <table:table-cell office:value-type="string" calcext:value-type="string">
            <text:p>Connector_PinSocket_2.54mm:PinSocket_1x19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R_20-38</text:p>
          </table:table-cell>
          <table:table-cell table:number-columns-repeated="3"/>
          <table:table-cell office:value-type="string" calcext:value-type="string">
            <text:p>Connector_PinSocket_2.54mm:PinSocket_1x19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J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iver_motor</text:p>
          </table:table-cell>
          <table:table-cell table:number-columns-repeated="3"/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J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725_1C</text:p>
          </table:table-cell>
          <table:table-cell table:number-columns-repeated="3"/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J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725_2C</text:p>
          </table:table-cell>
          <table:table-cell table:number-columns-repeated="3"/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J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725_2F</text:p>
          </table:table-cell>
          <table:table-cell table:number-columns-repeated="3"/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J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725_3C</text:p>
          </table:table-cell>
          <table:table-cell table:number-columns-repeated="3"/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J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725_3F</text:p>
          </table:table-cell>
          <table:table-cell table:number-columns-repeated="3"/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J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725_4C</text:p>
          </table:table-cell>
          <table:table-cell table:number-columns-repeated="3"/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J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725_4F</text:p>
          </table:table-cell>
          <table:table-cell table:number-columns-repeated="3"/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J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725_1F</text:p>
          </table:table-cell>
          <table:table-cell table:number-columns-repeated="3"/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J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4</text:p>
          </table:table-cell>
          <table:table-cell table:number-columns-repeated="3"/>
          <table:table-cell office:value-type="string" calcext:value-type="string">
            <text:p>TerminalBlock:TerminalBlock_MaiXu_MX126-5.0-04P_1x04_P5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J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ple</text:p>
          </table:table-cell>
          <table:table-cell table:number-columns-repeated="3"/>
          <table:table-cell office:value-type="string" calcext:value-type="string">
            <text:p>Connector_Wire:SolderWire-0.1sqmm_1x01_D0.4mm_OD1mm_Relief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al_in</text:p>
          </table:table-cell>
          <table:table-cell table:number-columns-repeated="3"/>
          <table:table-cell office:value-type="string" calcext:value-type="string">
            <text:p>Connector_Wire:SolderWire-0.1sqmm_1x01_D0.4mm_OD1mm_Relief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J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al_01x02</text:p>
          </table:table-cell>
          <table:table-cell table:number-columns-repeated="3"/>
          <table:table-cell office:value-type="string" calcext:value-type="string">
            <text:p>TerminalBlock:TerminalBlock_MaiXu_MX126-5.0-02P_1x02_P5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Faltan 2</text:p>
          </table:table-cell>
          <table:table-cell office:value-type="string" calcext:value-type="string">
            <text:p>Q1,Q3,Q5,Q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N3904</text:p>
          </table:table-cell>
          <table:table-cell table:number-columns-repeated="3"/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onsemi.com/pub/Collateral/2N3903-D.PDF</text:p>
          </table:table-cell>
        </table:table-row>
        <table:table-row table:style-name="ro1">
          <table:table-cell office:value-type="string" calcext:value-type="string">
            <text:p>Faltan 2</text:p>
          </table:table-cell>
          <table:table-cell office:value-type="string" calcext:value-type="string">
            <text:p>Q2,Q4,Q6,Q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N3906</text:p>
          </table:table-cell>
          <table:table-cell table:number-columns-repeated="3"/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onsemi.com/pub/Collateral/2N3906-D.PDF</text:p>
          </table:table-cell>
        </table:table-row>
        <table:table-row table:style-name="ro1">
          <table:table-cell office:value-type="string" calcext:value-type="string">
            <text:p>tengo 240ohm</text:p>
          </table:table-cell>
          <table:table-cell office:value-type="string" calcext:value-type="string">
            <text:p>R1,R2,R6,R7,R45,R46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office:value-type="string" calcext:value-type="string">
            <text:p>Resistor_THT:R_Axial_DIN0309_L9.0mm_D3.2mm_P12.70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Resistor_THT:R_Axial_DIN0309_L9.0mm_D3.2mm_P12.70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R4,R5,R47,R48,R49,R5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Resistor_THT:R_Axial_DIN0309_L9.0mm_D3.2mm_P12.70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R8,R9,R13,R14,R15,R16,R17,R18,R19,R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table:number-columns-repeated="3"/>
          <table:table-cell office:value-type="string" calcext:value-type="string">
            <text:p>Resistor_THT:R_Axial_DIN0309_L9.0mm_D3.2mm_P12.70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TIA</text:p>
          </table:table-cell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M</text:p>
          </table:table-cell>
          <table:table-cell table:number-columns-repeated="2"/>
          <table:table-cell office:value-type="string" calcext:value-type="string">
            <text:p>Excluido de la placa</text:p>
          </table:table-cell>
          <table:table-cell office:value-type="string" calcext:value-type="string">
            <text:p>Resistor_THT:R_Axial_DIN0309_L9.0mm_D3.2mm_P12.70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 table:number-columns-repeated="2"/>
          <table:table-cell office:value-type="string" calcext:value-type="string">
            <text:p>Excluido de la placa</text:p>
          </table:table-cell>
          <table:table-cell office:value-type="string" calcext:value-type="string">
            <text:p>Resistor_THT:R_Axial_DIN0309_L9.0mm_D3.2mm_P12.70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table:number-columns-repeated="3"/>
          <table:table-cell office:value-type="string" calcext:value-type="string">
            <text:p>Resistor_THT:R_Axial_DIN0309_L9.0mm_D3.2mm_P12.70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R21,R23,R25,R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table:number-columns-repeated="3"/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TENGO 560</text:p>
          </table:table-cell>
          <table:table-cell office:value-type="string" calcext:value-type="string">
            <text:p>R22,R24,R26,R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office:value-type="string" calcext:value-type="string">
            <text:p>Resistor_THT:R_Axial_DIN0309_L9.0mm_D3.2mm_P12.70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Tengo 10 al 1% </text:p>
          </table:table-cell>
          <table:table-cell office:value-type="string" calcext:value-type="string">
            <text:p>R29,R30,R31,R32,R33,R34,R35,R36,R37,R38,R39,R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k</text:p>
          </table:table-cell>
          <table:table-cell table:number-columns-repeated="3"/>
          <table:table-cell office:value-type="string" calcext:value-type="string">
            <text:p>Resistor_THT:R_Axial_DIN0309_L9.0mm_D3.2mm_P12.70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R41,R42,R43,R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k</text:p>
          </table:table-cell>
          <table:table-cell table:number-columns-repeated="3"/>
          <table:table-cell office:value-type="string" calcext:value-type="string">
            <text:p>Resistor_THT:R_Axial_DIN0309_L9.0mm_D3.2mm_P12.70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 stop</text:p>
          </table:table-cell>
          <table:table-cell table:number-columns-repeated="3"/>
          <table:table-cell office:value-type="string" calcext:value-type="string">
            <text:p>Button_Switch_THT:SW_PUSH_6mm_H8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ction</text:p>
          </table:table-cell>
          <table:table-cell table:number-columns-repeated="3"/>
          <table:table-cell office:value-type="string" calcext:value-type="string">
            <text:p>Button_Switch_THT:SW_PUSH_6mm_H8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U1,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817</text:p>
          </table:table-cell>
          <table:table-cell table:number-columns-repeated="3"/>
          <table:table-cell office:value-type="string" calcext:value-type="string">
            <text:p>Package_DIP:DIP-4_W7.62mm</text:p>
          </table:table-cell>
          <table:table-cell office:value-type="string" calcext:value-type="string">
            <text:p>http://www.soselectronic.cz/a_info/resource/d/pc817.pdf</text:p>
          </table:table-cell>
        </table:table-row>
        <table:table-row table:style-name="ro1">
          <table:table-cell/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A124U</text:p>
          </table:table-cell>
          <table:table-cell table:number-columns-repeated="2"/>
          <table:table-cell office:value-type="string" calcext:value-type="string">
            <text:p>Excluido de la placa</text:p>
          </table:table-cell>
          <table:table-cell/>
          <table:table-cell office:value-type="string" calcext:value-type="string">
            <text:p>http://www.ti.com/lit/ds/symlink/opa134.pdf</text:p>
          </table:table-cell>
        </table:table-row>
        <table:table-row table:style-name="ro1">
          <table:table-cell/>
          <table:table-cell office:value-type="string" calcext:value-type="string">
            <text:p>U4,U5,U6,U7,U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L074</text:p>
          </table:table-cell>
          <table:table-cell table:number-columns-repeated="3"/>
          <table:table-cell office:value-type="string" calcext:value-type="string">
            <text:p>Package_DIP:CERDIP-14_W7.62mm_SideBrazed_Socket</text:p>
          </table:table-cell>
          <table:table-cell office:value-type="string" calcext:value-type="string">
            <text:p>http://www.ti.com/lit/ds/symlink/tl071.pdf</text:p>
          </table:table-cell>
        </table:table-row>
        <table:table-row table:style-name="ro1">
          <table:table-cell/>
          <table:table-cell office:value-type="string" calcext:value-type="string">
            <text:p>U8,U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071</text:p>
          </table:table-cell>
          <table:table-cell table:number-columns-repeated="3"/>
          <table:table-cell office:value-type="string" calcext:value-type="string">
            <text:p>Package_DIP:CERDIP-8_W7.62mm_SideBrazed_Socket</text:p>
          </table:table-cell>
          <table:table-cell office:value-type="string" calcext:value-type="string">
            <text:p>http://www.ti.com/lit/ds/symlink/tl071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/00/0000</text:date>, <text:time style:data-style-name="N2" text:time-value="01:34:48.2110531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0366609b1de41a39e1896ae41e33c673f2a73802</meta:generator>
    <dc:date>2026-02-13T14:08:30.947789956</dc:date>
    <meta:editing-duration>PT3H4M30S</meta:editing-duration>
    <meta:editing-cycles>2</meta:editing-cycles>
    <meta:document-statistic meta:table-count="1" meta:cell-count="302" meta:object-count="0"/>
  </office:meta>
</office:document-meta>
</file>